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gcc -o test1 test1.c -l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0:49:49.150518595</meta:creation-date>
    <dc:date>2021-10-06T10:50:03.504120384</dc:date>
    <meta:editing-duration>PT14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0"/>
    <meta:generator>LibreOffice/6.4.7.2$Linux_X86_64 LibreOffice_project/40$Build-2</meta:generator>
  </office:meta>
</office:document-meta>
</file>